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d3dd" officeooo:paragraph-rsid="0013d3dd"/>
    </style:style>
    <style:style style:name="P2" style:family="paragraph" style:parent-style-name="Standard">
      <style:text-properties fo:font-weight="bold" officeooo:rsid="0013d3dd" officeooo:paragraph-rsid="0013d3dd" style:font-weight-asian="bold" style:font-weight-complex="bold"/>
    </style:style>
    <style:style style:name="P3" style:family="paragraph" style:parent-style-name="Standard">
      <style:text-properties fo:font-size="10pt" fo:font-weight="bold" officeooo:rsid="0013d3dd" officeooo:paragraph-rsid="0013d3dd" style:font-size-asian="10pt" style:font-weight-asian="bold" style:font-size-complex="10pt" style:font-weight-complex="bold"/>
    </style:style>
    <style:style style:name="P4" style:family="paragraph" style:parent-style-name="Standard">
      <style:text-properties fo:font-size="10pt" fo:font-style="normal" fo:font-weight="bold" officeooo:rsid="0013d3dd" officeooo:paragraph-rsid="0013d3dd" style:font-size-asian="10pt" style:font-style-asian="normal" style:font-weight-asian="bold" style:font-size-complex="10pt" style:font-style-complex="normal" style:font-weight-complex="bold"/>
    </style:style>
    <style:style style:name="P5" style:family="paragraph" style:parent-style-name="Standard">
      <style:text-properties fo:font-style="italic" officeooo:rsid="0013d3dd" officeooo:paragraph-rsid="0013d3dd" style:font-style-asian="italic" style:font-style-complex="italic"/>
    </style:style>
    <style:style style:name="P6" style:family="paragraph" style:parent-style-name="Standard">
      <style:text-properties fo:font-style="normal" fo:font-weight="bold" officeooo:rsid="0013d3dd" officeooo:paragraph-rsid="0013d3d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 rozumět médiím</text:p>
      <text:p text:style-name="P2">(Teorie humanitních věd 2, 27. 3. 2022)</text:p>
      <text:p text:style-name="P2"/>
      <text:p text:style-name="P1">médium, nová média, epistémé, kulturní techniky</text:p>
      <text:p text:style-name="P1"/>
      <text:p text:style-name="P1">Co je médium?</text:p>
      <text:p text:style-name="P1">- není tak snadné zodpovědět</text:p>
      <text:p text:style-name="P1">- médium je vnímáno nejen jako forma (zobrazení v perspektivě), technologie (kolo) a materiál (film),</text:p>
      <text:p text:style-name="P1">ale také prostředí (město jako síť ulic-komunikací), operace (automatizace), činnost (lidská hra)</text:p>
      <text:p text:style-name="P1">nebo idea, která zakládá různé druhy vnímání, vědění a vlastní dějinnosti</text:p>
      <text:p text:style-name="P1"/>
      <text:p text:style-name="P1">Pro Media Studies je médium</text:p>
      <text:p text:style-name="P1">- instrumentální pojem</text:p>
      <text:p text:style-name="P1">- médium: střed, prostředek</text:p>
      <text:p text:style-name="P1">- chápe se jím prostředek pro komunikaci mezi dvěma subjekty: adresátem a příjemcem daného obsahu</text:p>
      <text:p text:style-name="P1">- tato komunikace je lineární</text:p>
      <text:p text:style-name="P1">- otázky se týkají dosahu a účinků především masmédií, zahrnujících tradiční sdělovací prostředky (noviny, rozhlas, televizi)</text:p>
      <text:p text:style-name="P1">- studují politické, sociální, economické and kulturní aspekty masmédií</text:p>
      <text:p text:style-name="P1">- empirické postupy: vycházejí ze sociologie nebo ekonomie</text:p>
      <text:p text:style-name="P1"/>
      <text:p text:style-name="P1">My se budeme zabývat odlišným ("interpretativním") východiskem pro zkoumání médií:</text:p>
      <text:p text:style-name="P1">- zkoumání medií v tomto pojetí vychází z historie, literární teorie, filmové studia, kunsthistorie, filosofie</text:p>
      <text:p text:style-name="P1">- otázka zní, jak média utvářejí obsahy/formy/znalosti/zkušenosti</text:p>
      <text:p text:style-name="P1">“focus on the constitution of media and question . . .</text:p>
      <text:p text:style-name="P1">[how] they shape what is regarded as knowledge and as communicable.”</text:p>
      <text:p text:style-name="P1"/>
      <text:p text:style-name="P1">-&gt; odsud otázka: jak rozumět médiím?</text:p>
      <text:p text:style-name="P1"/>
      <text:p text:style-name="P2">Čtení McLuhana</text:p>
      <text:p text:style-name="P3">- Marshall McLuhan</text:p>
      <text:p text:style-name="P3"><text:s text:c="2"/>- *medium is the message*</text:p>
      <text:p text:style-name="P3"><text:s text:c="2"/>- *medium is an extension of man*</text:p>
      <text:p text:style-name="P3"><text:s text:c="2"/>- obsahem média je jiné médium</text:p>
      <text:p text:style-name="P3"><text:s text:c="2"/>- horká vs. chladná média</text:p>
      <text:p text:style-name="P3"><text:s text:c="2"/>- elektrická média, globální vesnice</text:p>
      <text:p text:style-name="P1"/>
      <text:p text:style-name="P5">medium is the message</text:p>
      <text:p text:style-name="P1">Poselstvím, tedy tou nejdůležitější věcí, není to, co médium přenáší, ale ono samo.</text:p>
      <text:p text:style-name="P1">McLuhan tedy říká, že pozornost nemá být upřena na</text:p>
      <text:p text:style-name="P1">- konkrétní materiální formu nějakého média (tj. třeba na filmový pás nebo kolo)</text:p>
      <text:p text:style-name="P1">- ani na obsah, který médium nese</text:p>
      <text:p text:style-name="P1">ale na sledování toho, jak formální a technické vlastnosti média ovlivňují člověka a společnost</text:p>
      <text:p text:style-name="P1">-McLuhan urges us to focus on media independent of its ties with content,</text:p>
      <text:p text:style-name="P1">and in the process redefines media itself as content, not just a vehicle or channel.</text:p>
      <text:p text:style-name="P1"/>
      <text:p text:style-name="P5">medium is an extension of man</text:p>
      <text:p text:style-name="P1">- Médium dle McLuhana zahrnuje každou existující technologii, která rozšiřuje lidské smysly a tělo a to od odívání až k počítači.</text:p>
      <text:p text:style-name="P1"><text:soft-page-break/>- Žádná technologie nedokáže víc, než přidat se k tomu, co jsme.</text:p>
      <text:p text:style-name="P1">- Technologie, které se přidávají, působí stále na naše smysly a mění naše modely vnímání.</text:p>
      <text:p text:style-name="P1">- Každá technologie nám vytváří nové prostředí, v jehož obsahu je zahrnuté prostředí staré.</text:p>
      <text:p text:style-name="P1"/>
      <text:p text:style-name="P1"><text:span text:style-name="T1">obsahem média je jiné médium</text:span></text:p>
      <text:p text:style-name="P1"/>
      <text:p text:style-name="P5">horká vs chladná média</text:p>
      <text:p text:style-name="P1">- McLuhan se ve svém dělení zaměřil spíše na média elektronická</text:p>
      <text:p text:style-name="P1">- Marshal McLuhan dle účinku na jedince a společnost rozlišuje dva základní typy medií – horká a chladná.</text:p>
      <text:p text:style-name="P1">- Podle převahy jednoho typu dělí i společnost na horkou a chladnou. Avšak ani jeho původní dělaní není definitivní, jak společnost i média se mění a mohou se ochlazovat nebo ohřívat. Účinky chladných a horkých médií na jedince i společnost se značně liší, což je dáno hlavně jejich povahou.[7]</text:p>
      <text:p text:style-name="P1">- Horké médium - Je extenzí jediného smyslu, pomocí vysoké definice, což je stav naplněnosti daty. Typická je pro ně nízká participace, médium nemusí být v takové míře posluchačem doplňováno. Jsou to rozhlas, film, kniha, přednáška, fotografie (ta je vizuálně vysokodefiniční). Taktéž papír a fonetická abeceda, která díky reprodukovatelnosti horizontálně sjednocují politické i zábavní prostory.[3]</text:p>
      <text:p text:style-name="P1">- Chladné médium - Je nízkodefiniční, obsahuje málo informací. Vede posluchače k vysoké míře participace a doplnění. Jsou to například řeč a telefonování, kdy ucho posluchače dostává málo informací a hodně si jich musí doplnit, karikatura, která obsahuje málo vizuálních informací. Hieroglyfy a psané znaky na tabulkách považujeme za těžká a neohrabaná média, co v sobě vážou čas a spojují různé věky. Dalšími příklady jsou seminář, rozhovor, televize.</text:p>
      <text:p text:style-name="P1"/>
      <text:p text:style-name="P5">elektrická média, globální vesnice</text:p>
      <text:p text:style-name="P1">- Elektrická média - Elektrická média zchlazují přehřátou západní společnost a vrhají ji do věku nové kmenovosti. Nejvýznamnějším elektrickým médiem, podle McLuhana, se stala televize, protože je v téměř všech domácnostech, přičemž mění centrální nervový systém diváka – je tak odpovědná za konec vizuální nadřazenosti.</text:p>
      <text:p text:style-name="P1">- Elektrická média jako extenze naší centrální nervové soustavy nás navrací k původní kmenovosti, umocňují člověku vstřebávat celé lidstvo. V souvislosti s tím McLuhan hovoří o „globální vesnici“: „Elektromagnetické objevy jistě znovu vytvořily simultánní ‚pole‘ ve všech lidských záležitostech, takže lidská rodina nyní existuje v podmínkách ‚globální vesnice‘“ (McLuhan, 2000: 136). „Po třech tisíciletích specialistické exploze a rostoucí specializace a odcizení v technologických extenzích našich těl přišel dramatický zvrat. Svět se scvrkl. Elektricky smrštěný glóbus je pouhou vesnicí. Elektrická rychlost, která v náhlé implozi spojila veškeré sociální a politické funkce, značně zintenzifikovala i naše vědomí odpovědnosti“ (McLuhan, 1991: 16). Metafora „vesnice“ má dva možné významy: v jednom smyslu znamená představu malého prostoru, ve kterém mohou lidé rychle komunikovat a téměř bezprostředně vědí o každé události v jejich světě; v širším a idealističtějším smyslu znamená vesnice komunitu, ve které mají všichni její členové možnost aktivně se podílet na jejím utváření a směřování. McLuhan věří, že inkluzívní charakter elektronických médií nás vtahuje do „globální vesnice“ v obou výše uvedených případech.</text:p>
      <text:p text:style-name="P1"/>
      <text:p text:style-name="P2">Příklad média 1: Elektrické osvětlení</text:p>
      <text:p text:style-name="P3">- *The electric light is pure information. It is a medium without a message, as it were, unless it is used to spell out some verbal ad or name. This fact, characteristic of all media, means that the “content” of any medium is always another medium.* (Marshall McLuhan, Understanding Media: The Extensions of Man, 1964)</text:p>
      <text:p text:style-name="P1"/>
      <text:p text:style-name="P1">Začneme dvěma příklady - nejprve světlo.</text:p>
      <text:p text:style-name="P1"><text:s/>- Asi si už neumíme představit, jak lidé vnímali město bez elektrického osvětlení.</text:p>
      <text:p text:style-name="P1"><text:soft-page-break/><text:s/>- Elektrické osvětlení umožnilo noční vidění.</text:p>
      <text:p text:style-name="P1"/>
      <text:p text:style-name="P1">- the content of a medium is another medium</text:p>
      <text:p text:style-name="P1"><text:s text:c="2"/>- The footage of film provides the content for television.</text:p>
      <text:p text:style-name="P1"><text:s text:c="2"/>- TV functions as the raw material that gets cranked through Hulu and YouTube, and, in a way, this fact helps demonstrate the difference between the content of film or TV and their apparatus. </text:p>
      <text:p text:style-name="P1">- medium is the message</text:p>
      <text:p text:style-name="P1"><text:s text:c="2"/>- "Whether the light is being used for brain surgery or night baseball is a matter of indifference.</text:p>
      <text:p text:style-name="P1"><text:s text:c="2"/>- It could be argued that these activities are in some way the ‘content’ of the electric light, since they could not exist without the electric light.</text:p>
      <text:p text:style-name="P1"><text:s/>- technology as an extension of man</text:p>
      <text:p text:style-name="P1">- prothesis, autoamputation</text:p>
      <text:p text:style-name="P1"/>
      <text:p text:style-name="P1"><text:span text:style-name="T2">Světová výstava v Chicagu (1893)</text:span></text:p>
      <text:p text:style-name="P1">Válka proudů: osvětelné střídavým (Tesla) a stejnosměrným napětím (Thomas Edison).</text:p>
      <text:p text:style-name="P1">Kolem 1890 byli tři velké firmy</text:p>
      <text:p text:style-name="P1"><text:s text:c="2"/>- Edison General Electric</text:p>
      <text:p text:style-name="P1"><text:s text:c="2"/>- Thomson-Houston Electric Company</text:p>
      <text:p text:style-name="P1"><text:s text:c="2"/>- Westinghouse Electric Company.</text:p>
      <text:p text:style-name="P1"/>
      <text:p text:style-name="P1">Westinghouse vyhrál soutěž na osvětlení Světové výstavy v Chicagu v roce 1893.</text:p>
      <text:p text:style-name="P1">Westnghouse: cena $399000 vs. Edison: $544000. Westingouse se střídavým napětím vyhrál.</text:p>
      <text:p text:style-name="P1">Použilo se 160000 žárovek.</text:p>
      <text:p text:style-name="P1"/>
      <text:p text:style-name="P2">Woolworth Building in 1913</text:p>
      <text:p text:style-name="P1">- rozsvěcel prezident Woodrow Wilson</text:p>
      <text:p text:style-name="P1"><text:s text:c="2"/>- zmáčkl tlačítko ve Washingonu</text:p>
      <text:p text:style-name="P1"><text:s text:c="2"/>-&gt; inženýři v podzemí Woolworth Building dostali signál</text:p>
      <text:p text:style-name="P1"><text:s text:c="2"/>-&gt; 80 tisíc světel na fasádě se rozsvítilo</text:p>
      <text:p text:style-name="P1"/>
      <text:p text:style-name="P2">Charles Courtney Curran: Paris la nuit (1889)</text:p>
      <text:p text:style-name="P1"/>
      <text:p text:style-name="P2">René Magritte: L'Empire des lumières (1954)</text:p>
      <text:p text:style-name="P1"/>
      <text:p text:style-name="P2">François Dallegret: The Environment Bubble (design k článku Reynera Banhama "A Home is Not a House", 1965)</text:p>
      <text:p text:style-name="P1"/>
      <text:p text:style-name="P2">Příklad média 2: Širokoúhlý filmový formát</text:p>
      <text:p text:style-name="P1">- standard do 50. let 20. století: akademický formát (1.375:1)</text:p>
      <text:p text:style-name="P1">- později: širokoúhlé formáty (víc než 2:1, běžně 2.39:1)</text:p>
      <text:p text:style-name="P1"><text:s text:c="2"/>- technologie: vícekamerové/víceprojektorové systémy, maskování, CinemaScope, anamorfické čočky, Techniscope</text:p>
      <text:p text:style-name="P1">- důsledky pro mise-en-scène</text:p>
      <text:p text:style-name="P1"><text:s text:c="4"/>- zpočátku: postavy "na prádelní šňůře", eliminace blízkých záběrů, méně střihů</text:p>
      <text:p text:style-name="P1"/>
      <text:p text:style-name="P1">Note:</text:p>
      <text:p text:style-name="P1">- Jak médium olivňuje sdělení. "Pouhé rozšíření formátu."</text:p>
      <text:p text:style-name="P1"/>
      <text:p text:style-name="P1"><text:soft-page-break/>- zpočátku: postavy rozmístěné horizontálně ("na prádelní šňůře", nízká hloubka ostrosti), eliminace blízkých záběrů, méně střihů (aby divák nebyl zmatený)</text:p>
      <text:p text:style-name="P1"/>
      <text:p text:style-name="P1">Initial staging strategies:</text:p>
      <text:p text:style-name="P1">- They could treat the widescreen as more—a horizontal expansion of the standard ratio, demanding to be filled up in ways that modified clothesline staging or depth composition.</text:p>
      <text:p text:style-name="P1">- They could treat the new format as less, a slice of the old frame that blew up details and created quasiabstract compositions.</text:p>
      <text:p text:style-name="P1">- Or they could investigate depth in a tactful way, activating the remote reaches of the shot so that the spectator had to be alert for slight changes.</text:p>
      <text:p text:style-name="P1"/>
      <text:p text:style-name="P1">- později: tvůrčí využití blízkých záběrů pro vyvolání pocitu znepokojení (Sergio Leone: Tenkrát na západě)</text:p>
      <text:p text:style-name="P1"/>
      <text:p text:style-name="P2">CinemaScope-Aspect-Ratios</text:p>
      <text:p text:style-name="P1">Filmové formáty</text:p>
      <text:p text:style-name="P1"/>
      <text:p text:style-name="P2">cinemascope_actors_hanging_like_clothes</text:p>
      <text:p text:style-name="P1">How to Marry a Millionaire (1953)</text:p>
      <text:p text:style-name="P1">herci na "prádelní šňůře"</text:p>
      <text:p text:style-name="P1"/>
      <text:p text:style-name="P1">How to Marry a Millionaire (1953)</text:p>
      <text:p text:style-name="P1">zaplňování scény květináči</text:p>
      <text:p text:style-name="P1"/>
      <text:p text:style-name="P1">cinemascope_mumps_bigheston</text:p>
      <text:p text:style-name="P1">"cinemascope mumps" 50. let</text:p>
      <text:p text:style-name="P1">(srv. s Tenkrát na Západě)</text:p>
      <text:p text:style-name="P1"/>
      <text:p text:style-name="P2">Čtení Manoviche</text:p>
      <text:p text:style-name="P3">- Principy nových médií</text:p>
      <text:p text:style-name="P3"><text:s text:c="2"/>- číselná reprezentace, modularita, automatizace, variabilita, překódování</text:p>
      <text:p text:style-name="P3"/>
      <text:p text:style-name="P1">Jak nová jsou nová média?</text:p>
      <text:p text:style-name="P1">- (Nic nezastarává rychleji než odkazy na počítačové technologie)</text:p>
      <text:p text:style-name="P1">Nastává radikálně nová epocha?</text:p>
      <text:p text:style-name="P1"/>
      <text:p text:style-name="P2">Epistémy</text:p>
      <text:p text:style-name="P3">- Thomas S. Kuhn: paradigma</text:p>
      <text:p text:style-name="P3">- Michel Foucault: Slova a věci (1966), Archeologie vědění (1969)</text:p>
      <text:p text:style-name="P3">- epitémé</text:p>
      <text:p text:style-name="P3"><text:s text:c="2"/>- epochy: renesance, osvícenství a romantismus</text:p>
      <text:p text:style-name="P3"><text:s text:c="2"/>- předěly: polovina 17. stol., začátek 19. stol.</text:p>
      <text:p text:style-name="P3">- Friedrich Kittler:</text:p>
      <text:p text:style-name="P3"><text:s text:c="2"/>- Co způsobuje změnu epistémé? Média</text:p>
      <text:p text:style-name="P3"><text:s text:c="4"/>- éra psaní (knihy, tisk), éra technických médií (gramofon, fonograf)</text:p>
      <text:p text:style-name="P3">- archeologie vědění -&gt; archeologie médií</text:p>
      <text:p text:style-name="P3"/>
      <text:p text:style-name="P5">Přemýšlení o médiích nutně vede k</text:p>
      <text:p text:style-name="P1">- přemýšlení o jejich historicitě</text:p>
      <text:p text:style-name="P1">- o tom, jak ovlivňují společnost</text:p>
      <text:p text:style-name="P1"/>
      <text:p text:style-name="P5"><text:soft-page-break/>Paradigma</text:p>
      <text:p text:style-name="P1">- Podle široce přijímané koncepce T. S. Kuhna je paradigma souhrn základních domněnek, předpokladů, představ dané skupiny vědců. Ke každému paradigmatu patří i metodická pravidla řešení, intuitivní postoje a hodnocení problémů. Jinými slovy řečeno, paradigma zahrnuje vše, co mají členové vědecké společnosti společného, a naopak vědecké společenství tvoří lidé, kteří sdílejí stejné paradigma.</text:p>
      <text:p text:style-name="P1">- Ke zvratům dochází po určité době tak, že se dosavadní paradigma vyčerpá. Nastává období, kdy již nevyhovuje při řešení některých otázek ve vědě – tyto nevyhovující odpovědi Kuhn označuje jako anomálie. Nahromadí-li se mnoho anomálií, dochází k hledání nového paradigmatu. Po dokončení tohoto procesu znovu nastává období tzv. normální vědy.</text:p>
      <text:p text:style-name="P1">- V Kuhnově teorii nové paradigma sice vítězí v konkurenci s několika dalšími, ale tato paradigmata jsou navzájem nesouměřitelná. Podávají totiž tak rozdílný pohled na svět, že není možné hodnotit jedno na základě druhého. Přijetí nového paradigmatu znamená revoluci ve vidění světa. To je dáno tím, že paradigma tvoří předpoklad samotného vnímání a je jakousi platformou, na jejímž základě vnímáme svět jistým způsobem. Paradigma je obdobou Popperova termínu předběžné vědění nebo Foucaultova termínu epistémé.</text:p>
      <text:p text:style-name="P1"/>
      <text:p text:style-name="P5">Foucaultovo épistème:</text:p>
      <text:p text:style-name="P1">- "myšlenkové nevědomí" dané doby</text:p>
      <text:p text:style-name="P1">- určuje podobu i hranice jejího myšlení</text:p>
      <text:p text:style-name="P1">- Epistéme jako určitý výkladový kulturní kód tak tvoří apriorní strukturu, která funguje jako lidskému poznání vzdálený regulativní princip.</text:p>
      <text:p text:style-name="P1">- ways of thinking about truth and about discourse — which are common to the fields of knowledge, and determine what ideas it is possible to conceptualize and what ideas it is acceptable to affirm as true.</text:p>
      <text:p text:style-name="P1"/>
      <text:p text:style-name="P1">Dílčí é. přestavují v dějinách vědění jakási hist. apriori, předběžné podmínky vědění, s výhradou by snad bylo možno říci jakési transcendentální formy (J. Piaget), mající ovšem omezené časové trvání.</text:p>
      <text:p text:style-name="P1"/>
      <text:p text:style-name="P1">Podle Foucaulta představuje é. epistemologické pole určité hist. epochy. Toto epistemologické pole však nelze zkoumat tak, jak to dělají dějiny filozofie, myšlení či vědy, tj. chápat určité dobově podmíněné a omezené znalosti, vědomosti a myšlenky jako stupně pokroku objektivního vývoje poznání a vědění, nýbrž považovat je za podmínku, jež umožňuje, aby se určité vědění objevilo v jisté podobě.</text:p>
      <text:p text:style-name="P1"/>
      <text:p text:style-name="P1">Foucault rozeznává v é. evrop. kultury 2 velké předěly: jeden v polovině 17. st., kdy začíná období klasicismu, a druhý na začátku 19. st., kdy začíná naše moderní epocha. Rozdíly ve vědění a myšlení, které mezi oběma údobími existují, nelze dle Foucaulta vykládat jako projev pozitivního vývoje poznání, tj. tak, že myšlení a vědění klasického údobí prostě předjímá myšlení a vědění moderní epochy, které se může považovat za právoplatného dědice a pokračovatele klasicismu. Je třeba chápat tyto rozdíly jako projev hluboké změny ve způsobu bytí věcí a jejich uspořádání. Paradigmata klasického vědění jsou zcela odlišná od paradigmat novodobého vědění, objevují se náhle a překvapivě a stejně náhle a překvapivě mizí. Velké tematické okruhy, jež jsou typické pro klasicismus, se v nové době zcela vytrácejí a jsou nahrazeny úplně jinými. Pojmy hist. kontinuity, smyslu dějin a autorství nemají pro zkoumání é. žádný význam, jsou druhotné ve srovnání s diskursy, jejichž prostřednictvím archeologie vědění zkoumá ony tematické celky, které jsou typické pro epistemologické pole dané épistémé.</text:p>
      <text:p text:style-name="P1"/>
      <text:p text:style-name="P5">Foucault se zajímá o diskurz (psané slovo), ale ne tolik o to, jaké technologie ho zapisují a dávají do oběhu.</text:p>
      <text:p text:style-name="P5"><text:soft-page-break/>Přitom pro Kittlera je médium především technologie umožňující výběr, ukládání a vytváření signálů a dat.</text:p>
      <text:p text:style-name="P5"/>
      <text:p text:style-name="P1">Kittler rozšiřuje pojem archivu mimo oblast textových archivů, diagramů a tabulek.</text:p>
      <text:p text:style-name="P1">- "všechen diskurz je informace, ale ne všechny informace jsou diskurz"</text:p>
      <text:p text:style-name="P1">- v éře psaní a tisku je možné analyzovat diskurz</text:p>
      <text:p text:style-name="P1">- technologická média (film, gramofon, fonograf) ale není možné chápat pomocí sémiotických kategorií, protože produkují fyzickou realitu, kterou nelze modelovat sémiotickými procesy</text:p>
      <text:p text:style-name="P1">- proto Foucaultova analýza médií končí kolem roku 1850, kdy dochází k nahrazování písma technickými médii</text:p>
      <text:p text:style-name="P1"/>
      <text:p text:style-name="P2">Medienwissenshaft</text:p>
      <text:p text:style-name="P3">- Friedrich Kittler:</text:p>
      <text:p text:style-name="P3"><text:s text:c="2"/>- médium je technologie umožňující výběr, ukládání a vytváření signálů a dat</text:p>
      <text:p text:style-name="P3"><text:s text:c="2"/>- technologie se vyvíjí nezávisle na člověku</text:p>
      <text:p text:style-name="P3"><text:s text:c="2"/>- sémiotika ani hermeneutika neumožňuje porozumět technickým médiím</text:p>
      <text:p text:style-name="P3">- archeologie médií</text:p>
      <text:p text:style-name="P3"><text:s text:c="2"/>- kulturní techniky (*Kulturtechniken*)</text:p>
      <text:p text:style-name="P3"/>
      <text:p text:style-name="P1">Kittler</text:p>
      <text:p text:style-name="P1">- Kittler, ač literární historik, uměl programovat a od 80. let vedl kurzy UNIXu, jazyka C a počítačové grafiky.</text:p>
      <text:p text:style-name="P1"/>
      <text:p text:style-name="P1">sémiotika ani hermeneutika neumožňuje porozumět technickým médiím</text:p>
      <text:p text:style-name="P1">- Jak rozumět zprávě, která je uložená v binárním souboru?</text:p>
      <text:p text:style-name="P1">- Co _znamená_ změna elektrického napětí?</text:p>
      <text:p text:style-name="P1"/>
      <text:p text:style-name="P1">Nedává smysl zabývat se rozdílem mezi zprávou a jejím obsah, jsou to sémiotické kategorie bez relevance.</text:p>
      <text:p text:style-name="P1">Anti-hermeneutický (post-hermeneutický) přístup:</text:p>
      <text:p text:style-name="P1">- Je možné se zabývat vlivem médií na sociální uspořádání, ale nelze rozumět médiím (o sobě).</text:p>
      <text:p text:style-name="P1">- Smysl je dle Kittlera "antropocentrická iluze".</text:p>
      <text:p text:style-name="P1">- Kittler se nesnaží rozumět médiím, ale popisovat struktury, které technologie umožňují a kterým dávají vzniknout.</text:p>
      <text:p text:style-name="P1"/>
      <text:p text:style-name="P1">- Kittlerův text také nabízí možnost, jak se přiblížit tématu médií.</text:p>
      <text:p text:style-name="P1">- Dosud jsme se zabývali převážně problematikou významu nebo obsahu. Například v kontextu literatury jsme se zajímali o vztah mezi autorem, dílem a čtenářem.</text:p>
      <text:p text:style-name="P1">- Materiální podmínky díla, případně mediální rovinou působení, jsme nezkoumali. Ačkoliv pár příkladů, kde se materialita ukázala, by se našlo.</text:p>
      <text:p text:style-name="P1">- V souvislosti s článkem Camerona Blevins o Houston Daily jsme se zamýšleli nad tím, jak zpracovávat archiv novinových článků. Blevins se rozhodl do analýzy zahrnout všechny informace včetně reklam a informací z burzy, protože uvažoval o působení novinového média na čtenáře. Usoudil, že pro jeho analýzu není vhodné, aby se omezoval jenom na klasicky strukturované lineární texty, jako jsou sloupky.</text:p>
      <text:p text:style-name="P1"/>
      <text:p text:style-name="P1">Friedrich Kittler patří do kontinentální tradice myšlení.</text:p>
      <text:p text:style-name="P1">- literární vědec a teoretik médií</text:p>
      <text:p text:style-name="P1">- Psal německy a některá jeho díla stále nebyla přeložená do angličtiny, o češtině nemluvě.</text:p>
      <text:p text:style-name="P1">- Kladl si netradiční otázku</text:p>
      <text:p text:style-name="P1"><text:soft-page-break/><text:s text:c="2"/>- zda by gramofon mohl sloužit jako model lidské paměti</text:p>
      <text:p text:style-name="P1"><text:s text:c="2"/>- nakolik bylo pro pozdní dílo Friedricha Nietzscheho rozhodující, že jej téměř slepý filosof nepsal perem, ale na psacím stroji</text:p>
      <text:p text:style-name="P1"><text:s text:c="2"/>- jestli existuje souvislost psychedelického rocku šedesátých let s vývojem vojenských radarů před druhou světovou válkou</text:p>
      <text:p text:style-name="P1"/>
      <text:p text:style-name="P5">Archeologie médií:</text:p>
      <text:p text:style-name="P1"><text:s text:c="2"/>Podstata archeologicko-mediální metody tedy není vykopáváním médií,</text:p>
      <text:p text:style-name="P1"><text:s text:c="2"/>média jsou naopak vnímána jako prostředí, ve kterém se dělají vykopávky</text:p>
      <text:p text:style-name="P1"/>
      <text:p text:style-name="P5">Kulturní techniky</text:p>
      <text:p text:style-name="P1"><text:s text:c="2"/>- původní pojem z pol. 19. století z argikulturního inženýrství: terasování, stavby kanálů, úpravy řek</text:p>
      <text:p text:style-name="P1"/>
      <text:p text:style-name="P1"><text:s text:c="2"/>- Obsahová definice: čtení, psaní, počítání, kreslení, ... ale také ne-symbolické činnosti: chození, plavání, potápění, vaření (Levi-Strauss)</text:p>
      <text:p text:style-name="P1"><text:s text:c="2"/>- Metodická definice: výzkum kulturních technik se nezaměžuje na pojmy médií, ale <text:span text:style-name="T1">na operace</text:span></text:p>
      <text:p text:style-name="P1"><text:s text:c="5"/>- místo obrazu, písma, čísla: kreslení, psaní, počítání</text:p>
      <text:p text:style-name="P1"><text:s text:c="2"/>- média se rozkládají na operativní prvky.</text:p>
      <text:p text:style-name="P1"><text:s text:c="4"/>Př: nikoliv výzkum dějin počítačů, ale dějiny elektrického obvodu, hardwarových prvků.</text:p>
      <text:p text:style-name="P1"><text:s text:c="4"/>Např. Gate (brána) jako stará kulturní technika, která původně oddělovala člověka od zvířete</text:p>
      <text:p text:style-name="P1"/>
      <text:p text:style-name="P6">Teoretikové informatiky</text:p>
      <text:p text:style-name="P4">- Re-formulace komplexních otázek "jiným způsobem"</text:p>
      <text:p text:style-name="P4">- Claude Shannon</text:p>
      <text:p text:style-name="P4"><text:s text:c="2"/>- Co je informace: informační entropie</text:p>
      <text:p text:style-name="P4">- Alan Turing</text:p>
      <text:p text:style-name="P4"><text:s text:c="2"/>- Co je algoritmus: Turingův stroj</text:p>
      <text:p text:style-name="P4"><text:s text:c="2"/>- Může stroj myslet: Turingův test</text:p>
      <text:p text:style-name="P4"/>
      <text:p text:style-name="P1">Jak se zbavit zkoumání "obsahu" (autora ve vazbě k dílu)</text:p>
      <text:p text:style-name="P1"/>
      <text:p text:style-name="P1">Proto se Kittler obrací k inženýrům a matematikům.</text:p>
      <text:p text:style-name="P1">Re-formulace složitých problémů bez soustředění se na obsah.</text:p>
      <text:p text:style-name="P1"/>
      <text:p text:style-name="P1">- Informace je zpráva, která snižuje neznalost (neurčitost) o stavu systému. Pokud má systém n možných stavů s pravděpodobnostmi $p_i$ ... H = -sum over all i p_i*log(p_i)</text:p>
      <text:p text:style-name="P1"/>
      <text:p text:style-name="P1">- Shannonova otázka: co je to vlastně informace? Jakým způsobem lze informaci měřit? Jak ji porovnávat v přenosu ve vysílaných a přijímaných zprávách?</text:p>
      <text:p text:style-name="P1">Tyto otázky souvisely jak s problematikou telekomunikací, tak i kryptografií.</text:p>
      <text:p text:style-name="P1"/>
      <text:p text:style-name="P1">Luštili zašifrované skupiny písmen zdánlivě bez jakéhokoli smyslu. Jejich úkolem vlastně bylo velikost informace oddělit od obsahového kontextu, což nezřídka znamenalo rozložit zprávu na nejmenší části, tedy jednotlivé znaky, a pak zkoumat informaci nesenou jediným znakem.</text:p>
      <text:p text:style-name="P1"/>
      <text:p text:style-name="P1">Shannon neučinil nic menšího, než že se pokusil tyto procesy spojené s rozpoznáním a přenosem informace na základě statistiky matematicky vyjádřit. Aby to bylo možné, musel nejprve identifikovat univerzální jednotku informace. Označil ji jako „binary digit“ neboli zkráceně „bit“, přičemž stanovil, že jeden bit reprezentuje informaci získanou odpovědí na jednu otázku typu ano/ne, u které je apriorní pravděpodobnost obou odpovědí stejná (odpověď pak lze vyjádřit jednou z dvojice číslic 0 či 1).</text:p>
      <text:p text:style-name="P1"><text:soft-page-break/></text:p>
      <text:p text:style-name="P1">Na základě tohoto určení kapacity sdělovacího kanálu (či média) rozvinul Shannon jak teorii přenosu dat (bez ohledu na jejich sémantiku), tak teorii datové komprese (související s kritériem věrnosti reprodukce zprávy). Obě tyto teorie pak vzájemně propojil a vyvážil ve větách o přenosech informací a oddělením zdrojů informace od sdělovacích kanálů, přičemž definoval pojem informační entropie, charakterizovaný jako neurčitost (popřípadě organizovanost) celého zdroje jakožto průměru z informací nesených jeho jednotlivými znaky.</text:p>
      <text:p text:style-name="P1"/>
      <text:p text:style-name="P1">Pojem informační entropie ~ neurčitost (popřípadě organizovanost) celého zdroje (zprávy) jakožto průměr z informací nesených jeho jednotlivými zna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rjana Dodova</meta:initial-creator>
    <meta:creation-date>2023-03-26T15:18:09.595746668</meta:creation-date>
    <dc:date>2023-03-26T15:25:11.605391641</dc:date>
    <dc:creator>Borjana Dodova</dc:creator>
    <meta:editing-duration>PT7M2S</meta:editing-duration>
    <meta:editing-cycles>1</meta:editing-cycles>
    <meta:generator>LibreOffice/5.1.6.2$Linux_X86_64 LibreOffice_project/10m0$Build-2</meta:generator>
    <meta:printed-by>Borjana Dodova</meta:printed-by>
    <meta:print-date>2023-03-26T15:25:36.062691675</meta:print-date>
    <meta:document-statistic meta:table-count="0" meta:image-count="0" meta:object-count="0" meta:page-count="8" meta:paragraph-count="200" meta:word-count="2792" meta:character-count="18898" meta:non-whitespace-character-count="16206"/>
  </office:meta>
</office:document-meta>
</file>